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2c001e" draw:fill="solid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svg:stroke-color="#2c001e" draw:fill-color="#eeeeee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Fine_20_Dashed" svg:stroke-color="#000000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Fine_20_Dashed" svg:stroke-color="#2c001e" draw:fill="solid" draw:fill-color="#eeeeee" draw:textarea-horizontal-align="justify" draw:textarea-vertical-align="middle" draw:auto-grow-height="false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gr8" style:family="graphic" style:parent-style-name="standard">
      <style:graphic-properties draw:stroke="dash" draw:stroke-dash="Fine_20_Dashed" svg:stroke-color="#000000" draw:textarea-vertical-align="middle"/>
    </style:style>
    <style:style style:name="gr9" style:family="graphic" style:parent-style-name="standard">
      <style:graphic-properties svg:stroke-color="#2c001e" draw:fill="solid" draw:fill-color="#eeeeee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2cm" svg:height="6.4cm" svg:x="1.6cm" svg:y="11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2cm" svg:height="4.6cm" svg:x="1.6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cm" svg:height="1.3cm" svg:x="3.6cm" svg:y="10cm">
          <text:p text:style-name="P2">28 * 28 = 784 <text:s text:c="3"/>1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3cm" svg:x="5.2cm" svg:y="7.8cm">
          <text:p text:style-name="P1">50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742cm" svg:height="1.207cm" svg:x="1.851cm" svg:y="10.093cm">
          <draw:text-box>
            <text:p text:style-name="P1"><text:span text:style-name="T1">Visible</text:span></text:p>
            <text:p text:style-name="P1"><text:span text:style-name="T1">Units</text:span></text:p>
          </draw:text-box>
        </draw:frame>
        <draw:frame draw:style-name="gr3" draw:text-style-name="P3" draw:layer="layout" svg:width="1.848cm" svg:height="1.207cm" svg:x="3.352cm" svg:y="7.894cm">
          <draw:text-box>
            <text:p text:style-name="P1"><text:span text:style-name="T1">Hidden</text:span></text:p>
            <text:p text:style-name="P1"><text:span text:style-name="T1">Units</text:span></text:p>
          </draw:text-box>
        </draw:frame>
        <draw:frame draw:style-name="gr3" draw:text-style-name="P3" draw:layer="layout" svg:width="1.543cm" svg:height="1.207cm" svg:x="9.857cm" svg:y="10cm">
          <draw:text-box>
            <text:p text:style-name="P1"><text:span text:style-name="T1">Label</text:span></text:p>
            <text:p text:style-name="P1"><text:span text:style-name="T1">Units</text:span></text:p>
          </draw:text-box>
        </draw:frame>
        <draw:custom-shape draw:style-name="gr4" draw:text-style-name="P1" draw:layer="layout" svg:width="1.5cm" svg:height="1.3cm" svg:x="6.1cm" svg:y="9cm">
          <text:p/>
          <draw:enhanced-geometry svg:viewBox="0 0 21600 21600" draw:mirror-horizontal="false" draw:mirror-vertical="false" draw:text-areas="?f0 ?f8 ?f2 ?f9" draw:type="up-down-arrow" draw:modifiers="2906.86209193871 4811.98801198801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" draw:layer="layout" svg:width="0.5cm" svg:height="0.9cm" svg:x="6.5cm" svg:y="13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1.3cm" svg:height="1.3cm" svg:x="6.1cm" svg:y="12.2cm">
          <text:p text:style-name="P1"><text:s/>10 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8.8cm" svg:y1="10cm" svg:x2="8.8cm" svg:y2="11.3cm">
          <text:p/>
        </draw:line>
        <draw:polygon draw:style-name="gr8" draw:text-style-name="P1" draw:layer="layout" svg:width="0.499cm" svg:height="1.099cm" svg:x="7.1cm" svg:y="9.1cm" svg:viewBox="0 0 500 1100" draw:points="0,0 500,200 300,200 300,900 500,900 0,1100">
          <text:p/>
        </draw:polygon>
        <draw:custom-shape draw:style-name="gr2" draw:text-style-name="P1" draw:layer="layout" svg:width="5.5cm" svg:height="1.3cm" svg:x="3.9cm" svg:y="16.6cm">
          <text:p text:style-name="P2">28 * 28 = 784 <text:s text:c="2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cm" svg:height="1.3cm" svg:x="5.248cm" svg:y="14.4cm">
          <text:p text:style-name="P1">500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848cm" svg:height="1.207cm" svg:x="3.4cm" svg:y="14.494cm">
          <draw:text-box>
            <text:p text:style-name="P1"><text:span text:style-name="T1">Hidden</text:span></text:p>
            <text:p text:style-name="P1"><text:span text:style-name="T1">Units</text:span></text:p>
          </draw:text-box>
        </draw:frame>
        <draw:custom-shape draw:style-name="gr9" draw:text-style-name="P1" draw:layer="layout" svg:width="1.2cm" svg:height="1cm" svg:x="5.7cm" svg:y="15.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" draw:layer="layout" svg:width="1.1cm" svg:height="1cm" svg:x="7.1cm" svg:y="15.7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3" draw:layer="layout" svg:width="1.742cm" svg:height="1.207cm" svg:x="1.8cm" svg:y="16.693cm">
          <draw:text-box>
            <text:p text:style-name="P1"><text:span text:style-name="T1">Visible</text:span></text:p>
            <text:p text:style-name="P1"><text:span text:style-name="T1">Units</text:span></text:p>
          </draw:text-box>
        </draw:frame>
        <draw:frame draw:style-name="gr3" draw:text-style-name="P3" draw:layer="layout" svg:width="1.543cm" svg:height="1.207cm" svg:x="7.557cm" svg:y="12.3cm">
          <draw:text-box>
            <text:p text:style-name="P1"><text:span text:style-name="T1">Label</text:span></text:p>
            <text:p text:style-name="P1"><text:span text:style-name="T1">Units</text:span></text:p>
          </draw:text-box>
        </draw:frame>
        <draw:frame draw:style-name="gr3" draw:text-style-name="P3" draw:layer="layout" svg:width="3.334cm" svg:height="0.729cm" svg:x="7.957cm" svg:y="15.793cm">
          <draw:text-box>
            <text:p text:style-name="P1"><text:span text:style-name="T1">Reconstruction</text:span></text:p>
          </draw:text-box>
        </draw:frame>
        <draw:frame draw:style-name="gr3" draw:text-style-name="P3" draw:layer="layout" svg:width="2.746cm" svg:height="0.729cm" svg:x="7.066cm" svg:y="13.6cm">
          <draw:text-box>
            <text:p text:style-name="P1"><text:span text:style-name="T1">Recognition</text:span></text:p>
          </draw:text-box>
        </draw:frame>
        <draw:frame draw:style-name="gr10" draw:text-style-name="P3" draw:layer="layout" svg:width="2.018cm" svg:height="0.729cm" svg:x="9.582cm" svg:y="7.4cm">
          <draw:text-box>
            <text:p text:style-name="P1"><text:span text:style-name="T1">Training</text:span></text:p>
          </draw:text-box>
        </draw:frame>
        <draw:frame draw:style-name="gr10" draw:text-style-name="P3" draw:layer="layout" svg:width="1.844cm" svg:height="0.729cm" svg:x="9.6cm" svg:y="11.9cm">
          <draw:text-box>
            <text:p text:style-name="P1"><text:span text:style-name="T1">Test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aea79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6T15:55:34.850475293</meta:creation-date>
    <dc:date>2017-02-06T17:28:59.090822329</dc:date>
    <meta:editing-duration>PT37M10S</meta:editing-duration>
    <meta:editing-cycles>10</meta:editing-cycles>
    <meta:generator>LibreOffice/4.2.8.2$Linux_X86_64 LibreOffice_project/420m0$Build-2</meta:generator>
    <meta:document-statistic meta:object-count="23"/>
  </office:meta>
</office:document-meta>
</file>